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paragraph-properties fo:margin-left="0.9846in" fo:margin-right="0in" fo:margin-top="0in" fo:margin-bottom="0in" fo:text-indent="-0.25in" style:auto-text-indent="false"/>
      <style:text-properties fo:font-size="9pt" style:font-size-asian="9pt" style:font-size-complex="9pt"/>
    </style:style>
    <style:style style:name="P20" style:family="paragraph" style:parent-style-name="Code">
      <style:paragraph-properties fo:margin-left="0in" fo:margin-right="0in" fo:text-indent="0in" style:auto-text-indent="false"/>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1">
      <style:paragraph-properties fo:margin-top="0in" fo:margin-bottom="0in"/>
      <style:text-properties fo:font-size="9pt" style:font-size-asian="9pt" style:font-size-complex="9pt"/>
    </style:style>
    <style:style style:name="P25" style:family="paragraph" style:parent-style-name="Standard">
      <style:text-properties style:font-name="Courier New" fo:font-size="10pt" fo:font-style="normal" style:font-size-asian="10pt" style:font-style-asian="normal" style:font-size-complex="10pt" style:font-style-complex="normal"/>
    </style:style>
    <style:style style:name="P26" style:family="paragraph" style:parent-style-name="Heading_20_2">
      <style:text-properties fo:font-weight="bold" style:font-weight-asian="bold" style:font-weight-complex="bold"/>
    </style:style>
    <style:style style:name="P27" style:family="paragraph" style:parent-style-name="Heading_20_3">
      <style:text-properties fo:font-weight="normal" style:font-weight-asian="normal" style:font-weight-complex="normal"/>
    </style:style>
    <style:style style:name="P28"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5651351" text:style-name="L1">
        <text:list-item>
          <text:p text:style-name="P24">0.1.0 Robert Field <text:s text:c="2"/>7/23/2009</text:p>
          <text:list>
            <text:list-item>
              <text:p text:style-name="P24">Initial proposal</text:p>
            </text:list-item>
          </text:list>
        </text:list-item>
        <text:list-item>
          <text:p text:style-name="P24">0.2.0 Robert Field <text:s text:c="2"/>8/29/2009</text:p>
          <text:list>
            <text:list-item>
              <text:p text:style-name="P24">Overhaul to use an invalidation model proposed by Brian Goetz and Jim Laskey</text:p>
            </text:list-item>
          </text:list>
        </text:list-item>
        <text:list-item>
          <text:p text:style-name="P24">0.2.1 Robert Field <text:s text:c="2"/>9/2/2009</text:p>
        </text:list-item>
        <text:list-item>
          <text:p text:style-name="P24">0.2.2 Robert Field <text:s text:c="2"/>9/8/2009</text:p>
          <text:list>
            <text:list-item>
              <text:p text:style-name="P24">Based on discussion with Jim Laskey, consistent with lazy evaluation, switch bind initialization to lazy </text:p>
            </text:list-item>
          </text:list>
        </text:list-item>
        <text:list-item>
          <text:p text:style-name="P24">0.2.3 Robert Field <text:s text:c="2"/>9/19/2009</text:p>
          <text:list>
            <text:list-item>
              <text:p text:style-name="P24">Various fixes and improvements</text:p>
            </text:list-item>
          </text:list>
        </text:list-item>
        <text:list-item>
          <text:p text:style-name="P24">0.2.4 Robert Field <text:s text:c="2"/>9/23/2009</text:p>
          <text:list>
            <text:list-item>
              <text:p text:style-name="P24">Script-level member handling</text:p>
            </text:list-item>
          </text:list>
        </text:list-item>
        <text:list-item>
          <text:p text:style-name="P24">0.3.0 Robert Field <text:s text:c="2"/>10/1/2009</text:p>
          <text:list>
            <text:list-item>
              <text:p text:style-name="P24">Fold in lazy virtual bound sequences proposal</text:p>
            </text:list-item>
          </text:list>
        </text:list-item>
        <text:list-item>
          <text:p text:style-name="P24">0.3.1 Robert Field <text:s text:c="2"/>10/2/2009</text:p>
          <text:list>
            <text:list-item>
              <text:p text:style-name="P24">Incorporate sequence API changes and bound-for caching idea from Per Bothner</text:p>
            </text:list-item>
          </text:list>
        </text:list-item>
        <text:list-item>
          <text:p text:style-name="P24">0.3.2 Maurizio Cimadamore <text:s text:c="2"/>10/12/2009</text:p>
          <text:list>
            <text:list-item>
              <text:p text:style-name="P24">Included 2-phase invalidation protocol and updated bidi-bind description</text:p>
            </text:list-item>
          </text:list>
        </text:list-item>
        <text:list-item>
          <text:p text:style-name="P24">0.3.3 Robert Field <text:s/>10/15/2009</text:p>
          <text:list>
            <text:list-item>
              <text:p text:style-name="P24">Update on-replace handling: get call moved out of if, first phase valid flag set before trigger phase invalidate</text:p>
            </text:list-item>
          </text:list>
        </text:list-item>
        <text:list-item>
          <text:p text:style-name="P24">0.3.4 Robert Field <text:s/>10/16/2009</text:p>
          <text:list>
            <text:list-item>
              <text:p text:style-name="P24">Based on discussions with Jim Laskey, <text:s/>handle the initial firing of on-replace, even for the default value. Also, centralize generated examples. <text:s/>Add motivation for design.</text:p>
            </text:list-item>
          </text:list>
        </text:list-item>
        <text:list-item>
          <text:p text:style-name="P24">0.3.5 Robert Field <text:s/>10/16/2009</text:p>
          <text:list>
            <text:list-item>
              <text:p text:style-name="P24">Based on discussions with Per Bothner, <text:s/>describe generated methods for sequences. Update non-bound sequence description.</text:p>
            </text:list-item>
          </text:list>
        </text:list-item>
        <text:list-item>
          <text:p text:style-name="P24">0.3.6 Robert Field <text:s/>10/16/2009</text:p>
          <text:list>
            <text:list-item>
              <text:p text:style-name="P24">Clarify the sequence update mechanism.</text:p>
            </text:list-item>
          </text:list>
        </text:list-item>
      </text:list>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text:soft-page-break/>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text:soft-page-break/>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text:soft-page-break/>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ext:soft-page-break/>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soft-page-break/></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text:soft-page-break/>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text:soft-page-break/>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text:soft-page-break/>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soft-page-break/><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text:soft-page-break/></text:p>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soft-page-break/><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text:soft-page-break/>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text:soft-page-break/></text:p>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oft-page-break/><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5652918" text:style-name="L2">
        <text:list-item>
          <text:p text:style-name="P21">varNum indicates the sequence variable that has changed</text:p>
        </text:list-item>
        <text:list-item>
          <text:p text:style-name="P21">begin is the beginning index of the changed slice</text:p>
        </text:list-item>
        <text:list-item>
          <text:p text:style-name="P21">end is the end index of the changed slice</text:p>
        </text:list-item>
        <text:list-item>
          <text:p text:style-name="P21">newLen is the length of the sequence that replaces the slice [begin..end]</text:p>
        </text:list-item>
        <text:list-item>
          <text:p text:style-name="P21">phase is the update phase: INV_PHASE or TRIGGER_PHASE</text:p>
        </text:list-item>
      </text:list>
      <text:h text:style-name="P26" text:outline-level="2"><text:soft-page-break/>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6" text:outline-level="2">Non-Bound Sequences</text:h>
      <text:p text:style-name="P7">For the variable declaration:</text:p>
      <text:p text:style-name="P14">var b : Foo[];</text:p>
      <text:p text:style-name="P14"/>
      <text:p text:style-name="P7">A sketch of the generated code follows:</text:p>
      <text:p text:style-name="P14"/>
      <text:p text:style-name="P14">Sequence&lt;? extends Foo&gt; $b = TypeInfo.&lt;Foo&gt;getTypeInfo().emptySequence;</text:p>
      <text:p text:style-name="P14"/>
      <text:p text:style-name="P14">Foo get$b(int pos) {</text:p>
      <text:p text:style-name="P14"><text:s text:c="3"/>return $b.get(pos);</text:p>
      <text:p text:style-name="P14">}</text:p>
      <text:p text:style-name="P14"/>
      <text:p text:style-name="P14">int size$b() {</text:p>
      <text:p text:style-name="P14"><text:s text:c="3"/>return $b.size();</text:p>
      <text:p text:style-name="P14">}</text:p>
      <text:p text:style-name="P14"/>
      <text:p text:style-name="P14">Sequence&lt;? extends Foo&gt; get$b() {</text:p>
      <text:p text:style-name="P14"><text:s text:c="3"/>return $b;</text:p>
      <text:p text:style-name="P14">}</text:p>
      <text:p text:style-name="P14"/>
      <text:p text:style-name="P14">Sequence&lt;? extends Foo&gt; be$b(Sequence&lt;? extends Foo&gt; seq) {</text:p>
      <text:p text:style-name="P14"><text:s text:c="3"/>return $b = seq;</text:p>
      <text:p text:style-name="P14">}</text:p>
      <text:p text:style-name="P20"/>
      <text:p text:style-name="P14"/>
      <text:p text:style-name="P7">This is sufficient since all actions on a sequence are supported. <text:s/>Mutative actions are represented as slice replacement. <text:s/>This work is all handled by static methods on Sequences. Even assign:</text:p>
      <text:p text:style-name="P14">b = b2;</text:p>
      <text:p text:style-name="P14"/>
      <text:p text:style-name="P7">Becomes:</text:p>
      <text:p text:style-name="P14">Sequences.set(this, VOFF$b, b2);</text:p>
      <text:p text:style-name="P7"/>
      <text:p text:style-name="P7"><text:soft-page-break/>So, no set$ method is generated. <text:s/></text:p>
      <text:p text:style-name="P7">While:</text:p>
      <text:p text:style-name="P14">insert blah into b;</text:p>
      <text:p text:style-name="P14"/>
      <text:p text:style-name="P7">Becomes:</text:p>
      <text:p text:style-name="P14">Sequences.insert(this, VOFF$b, blah);</text:p>
      <text:p text:style-name="P7"/>
      <text:p text:style-name="P7">The methods in Sequences propagate update information through the invalidate method:</text:p>
      <text:p text:style-name="P7"/>
      <text:p text:style-name="Code">void invalidate$b(int begin, int end, int newLen, int phase) {</text:p>
      <text:p text:style-name="Code"><text:s text:c="3"/>… // invalidate any dependents</text:p>
      <text:p text:style-name="Code"><text:s text:c="2"/></text:p>
      <text:p text:style-name="Code"><text:s text:c="3"/>if (phase == TRIGGER_PHASE) {</text:p>
      <text:p text:style-name="Code"><text:s text:c="6"/>onReplace$b(begin, end, newLen);</text:p>
      <text:p text:style-name="Code"><text:s text:c="3"/>}</text:p>
      <text:p text:style-name="Code">}</text:p>
      <text:p text:style-name="Code"/>
      <text:p text:style-name="Code">void onReplace$b(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
      <text:h text:style-name="P26"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get$range(int pos) {</text:p>
      <text:p text:style-name="P14"><text:s text:c="3"/>return (pos &gt; 0 &amp;&amp; pos &lt; ($re-$rb))? pos + $rb : null;</text:p>
      <text:p text:style-name="P14"><text:soft-page-break/>}</text:p>
      <text:p text:style-name="P14"/>
      <text:p text:style-name="P14">int size$range() {</text:p>
      <text:p text:style-name="P14"><text:s text:c="3"/>return max(0, $re-$rb);</text:p>
      <text:p text:style-name="P14">}</text:p>
      <text:p text:style-name="P14"/>
      <text:p text:style-name="P7">The set$range method, like all unidirectionally bound variables simply throws a BindingException. The 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invalidate$range(0, min(after, $re) - before, 0);</text:p>
      <text:p text:style-name="P14"><text:s text:c="3"/>} else if (after &lt; before) {</text:p>
      <text:p text:style-name="P14"><text:s text:c="6"/>invalidate$range(0, -1, before-after);</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oft-page-break/><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 {</text:p>
      <text:p text:style-name="P14"><text:s text:c="3"/>invalidate$explicit(0, 0, 1);</text:p>
      <text:p text:style-name="P14">}</text:p>
      <text:p text:style-name="P14"/>
      <text:p text:style-name="P14">void invalidate$y() {</text:p>
      <text:p text:style-name="P14"><text:s text:c="3"/>invalidate$explicit(1, 1, 1);</text:p>
      <text:p text:style-name="P14">}</text:p>
      <text:p text:style-name="P14"/>
      <text:p text:style-name="P14">void invalidate$z() {</text:p>
      <text:p text:style-name="P14"><text:s text:c="3"/>invalidate$explicit(2, 2, 1);</text:p>
      <text:p text:style-name="P14">}</text:p>
      <text:p text:style-name="Text_20_body"/>
      <text:h text:style-name="Heading_20_3" text:outline-level="3"/>
      <text:h text:style-name="P28"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text:p>
      <text:p text:style-name="P14"><text:s text:c="3"/>int start = 0;</text:p>
      <text:p text:style-name="P14"><text:s text:c="3"/>invalidate$bess(start+begin, start+end, newLen);</text:p>
      <text:p text:style-name="P14">}</text:p>
      <text:p text:style-name="P14"/>
      <text:p text:style-name="P14">void invalidate$s2(int begin, int end, int newLen) {</text:p>
      <text:p text:style-name="P14"><text:s text:c="3"/>int start = size$s1();</text:p>
      <text:p text:style-name="P14"><text:s text:c="3"/>invalidate$bess(start+begin, start+end, newLen);</text:p>
      <text:p text:style-name="P14">}</text:p>
      <text:p text:style-name="P14"/>
      <text:p text:style-name="P14">void invalidate$s3(int begin, int end, int newLen) {</text:p>
      <text:p text:style-name="P14"><text:s text:c="3"/>int start = size$s1() + size$s2();</text:p>
      <text:p text:style-name="P14"><text:s text:c="3"/>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7"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5632735" text:style-name="L3">
        <text:list-item>
          <text:p text:style-name="P22">Simply cache whole value of the sequence on exit from the on-replace</text:p>
        </text:list-item>
        <text:list-item>
          <text:p text:style-name="P22">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2">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5641003" text:style-name="L4">
        <text:list-item>
          <text:p text:style-name="P23">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6T16:04:51.98</dc:date>
    <meta:editing-cycles>72</meta:editing-cycles>
    <meta:editing-duration>PT296H42M08S</meta:editing-duration>
    <meta:document-statistic meta:table-count="0" meta:image-count="0" meta:object-count="2" meta:page-count="25" meta:paragraph-count="740" meta:word-count="6080" meta:character-count="4066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